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convergence_timestep_temp" table:style-name="ta1">
        <table:shapes>
          <draw:frame draw:z-index="0" draw:style-name="gr1" draw:text-style-name="P1" svg:width="159.99mm" svg:height="89.99mm" svg:x="140.02mm" svg:y="15.6mm">
            <draw:object draw:notify-on-update-of-ranges="test_convergence_timestep_temp.A2:test_convergence_timestep_temp.A12 test_convergence_timestep_temp.B1:test_convergence_timestep_temp.B1 test_convergence_timestep_temp.B2:test_convergence_timestep_temp.B12 test_convergence_timestep_temp.A2:test_convergence_timestep_temp.A12 test_convergence_timestep_temp.C1:test_convergence_timestep_temp.C1 test_convergence_timestep_temp.C2:test_convergence_timestep_temp.C12 test_convergence_timestep_temp.A2:test_convergence_timestep_temp.A12 test_convergence_timestep_temp.D1:test_convergence_timestep_temp.D1 test_convergence_timestep_temp.D2:test_convergence_timestep_temp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office:value-type="string" calcext:value-type="string">
            <text:p>Prix Analytique</text:p>
          </table:table-cell>
          <table:table-cell office:value-type="string" calcext:value-type="string">
            <text:p>Prix BKTG</text:p>
          </table:table-cell>
          <table:table-cell office:value-type="string" calcext:value-type="string">
            <text:p>Prix BKQE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513.369" calcext:value-type="float">
            <text:p>513,369</text:p>
          </table:table-cell>
          <table:table-cell office:value-type="float" office:value="461.567" calcext:value-type="float">
            <text:p>461,5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554.854" calcext:value-type="float">
            <text:p>554,854</text:p>
          </table:table-cell>
          <table:table-cell office:value-type="float" office:value="502.321" calcext:value-type="float">
            <text:p>502,3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81.113" calcext:value-type="float">
            <text:p>481,113</text:p>
          </table:table-cell>
          <table:table-cell office:value-type="float" office:value="478.816" calcext:value-type="float">
            <text:p>478,8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98.813" calcext:value-type="float">
            <text:p>498,813</text:p>
          </table:table-cell>
          <table:table-cell office:value-type="float" office:value="485.735" calcext:value-type="float">
            <text:p>485,7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522.978" calcext:value-type="float">
            <text:p>522,978</text:p>
          </table:table-cell>
          <table:table-cell office:value-type="float" office:value="493.222" calcext:value-type="float">
            <text:p>493,2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61.103" calcext:value-type="float">
            <text:p>461,103</text:p>
          </table:table-cell>
          <table:table-cell office:value-type="float" office:value="445.878" calcext:value-type="float">
            <text:p>445,87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89.947" calcext:value-type="float">
            <text:p>489,947</text:p>
          </table:table-cell>
          <table:table-cell office:value-type="float" office:value="461.835" calcext:value-type="float">
            <text:p>461,83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86.463" calcext:value-type="float">
            <text:p>486,463</text:p>
          </table:table-cell>
          <table:table-cell office:value-type="float" office:value="476.778" calcext:value-type="float">
            <text:p>476,77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96.138" calcext:value-type="float">
            <text:p>496,138</text:p>
          </table:table-cell>
          <table:table-cell office:value-type="float" office:value="524.263" calcext:value-type="float">
            <text:p>524,26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529.649" calcext:value-type="float">
            <text:p>529,649</text:p>
          </table:table-cell>
          <table:table-cell office:value-type="float" office:value="505.107" calcext:value-type="float">
            <text:p>505,1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87.967" calcext:value-type="float">
            <text:p>487,967</text:p>
          </table:table-cell>
          <table:table-cell office:value-type="float" office:value="508.705" calcext:value-type="float">
            <text:p>508,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21:35:54.98688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2T21:39:45.247154810</dc:date>
    <meta:editing-duration>PT6M14S</meta:editing-duration>
    <meta:editing-cycles>2</meta:editing-cycles>
    <meta:generator>LibreOffice/6.0.7.3$Linux_X86_64 LibreOffice_project/00m0$Build-3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703cm" style:legend-expansion="high" chart:style-name="ch2"/>
        <chart:plot-area chart:style-name="ch3" table:cell-range-address="test_convergence_timestep_temp.A2:test_convergence_timestep_temp.D12 test_convergence_timestep_temp.B1:test_convergence_timestep_temp.D1" chart:data-source-has-labels="row" svg:x="0.32cm" svg:y="0.18cm" svg:width="11.688cm" svg:height="8.64cm">
          <chartooo:coordinate-region svg:x="1.127cm" svg:y="0.379cm" svg:width="10.41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convergence_timestep_temp.B2:test_convergence_timestep_temp.B12" chart:label-cell-address="test_convergence_timestep_temp.B1:test_convergence_timestep_temp.B1" chart:class="chart:scatter">
            <chart:domain table:cell-range-address="test_convergence_timestep_temp.A2:test_convergence_timestep_temp.A12"/>
            <chart:data-point chart:repeated="11"/>
          </chart:series>
          <chart:series chart:style-name="ch8" chart:values-cell-range-address="test_convergence_timestep_temp.C2:test_convergence_timestep_temp.C12" chart:label-cell-address="test_convergence_timestep_temp.C1:test_convergence_timestep_temp.C1" chart:class="chart:scatter">
            <chart:data-point chart:repeated="11"/>
          </chart:series>
          <chart:series chart:style-name="ch9" chart:values-cell-range-address="test_convergence_timestep_temp.D2:test_convergence_timestep_temp.D12" chart:label-cell-address="test_convergence_timestep_temp.D1:test_convergence_timestep_temp.D1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ix Analytique</text:p>
                <draw:g>
                  <svg:desc>test_convergence_timestep_temp.B1:test_convergence_timestep_temp.B1</svg:desc>
                </draw:g>
              </table:table-cell>
              <table:table-cell office:value-type="string">
                <text:p>Prix BKTG</text:p>
                <draw:g>
                  <svg:desc>test_convergence_timestep_temp.C1:test_convergence_timestep_temp.C1</svg:desc>
                </draw:g>
              </table:table-cell>
              <table:table-cell office:value-type="string">
                <text:p>Prix BKQE </text:p>
                <draw:g>
                  <svg:desc>test_convergence_timestep_temp.D1:test_convergence_timestep_tem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_convergence_timestep_temp.A2:test_convergence_timestep_temp.A12</svg:desc>
                </draw:g>
              </table:table-cell>
              <table:table-cell office:value-type="float" office:value="480.173">
                <text:p>480.173</text:p>
                <draw:g>
                  <svg:desc>test_convergence_timestep_temp.B2:test_convergence_timestep_temp.B12</svg:desc>
                </draw:g>
              </table:table-cell>
              <table:table-cell office:value-type="float" office:value="513.369">
                <text:p>513.369</text:p>
                <draw:g>
                  <svg:desc>test_convergence_timestep_temp.C2:test_convergence_timestep_temp.C12</svg:desc>
                </draw:g>
              </table:table-cell>
              <table:table-cell office:value-type="float" office:value="461.567">
                <text:p>461.567</text:p>
                <draw:g>
                  <svg:desc>test_convergence_timestep_temp.D2:test_convergence_timestep_temp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80.173">
                <text:p>480.173</text:p>
              </table:table-cell>
              <table:table-cell office:value-type="float" office:value="554.854">
                <text:p>554.854</text:p>
              </table:table-cell>
              <table:table-cell office:value-type="float" office:value="502.321">
                <text:p>502.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480.173">
                <text:p>480.173</text:p>
              </table:table-cell>
              <table:table-cell office:value-type="float" office:value="481.113">
                <text:p>481.113</text:p>
              </table:table-cell>
              <table:table-cell office:value-type="float" office:value="478.816">
                <text:p>478.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480.173">
                <text:p>480.173</text:p>
              </table:table-cell>
              <table:table-cell office:value-type="float" office:value="498.813">
                <text:p>498.813</text:p>
              </table:table-cell>
              <table:table-cell office:value-type="float" office:value="485.735">
                <text:p>485.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480.173">
                <text:p>480.173</text:p>
              </table:table-cell>
              <table:table-cell office:value-type="float" office:value="522.978">
                <text:p>522.978</text:p>
              </table:table-cell>
              <table:table-cell office:value-type="float" office:value="493.222">
                <text:p>493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480.173">
                <text:p>480.173</text:p>
              </table:table-cell>
              <table:table-cell office:value-type="float" office:value="461.103">
                <text:p>461.103</text:p>
              </table:table-cell>
              <table:table-cell office:value-type="float" office:value="445.878">
                <text:p>445.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480.173">
                <text:p>480.173</text:p>
              </table:table-cell>
              <table:table-cell office:value-type="float" office:value="489.947">
                <text:p>489.947</text:p>
              </table:table-cell>
              <table:table-cell office:value-type="float" office:value="461.835">
                <text:p>461.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480.173">
                <text:p>480.173</text:p>
              </table:table-cell>
              <table:table-cell office:value-type="float" office:value="486.463">
                <text:p>486.463</text:p>
              </table:table-cell>
              <table:table-cell office:value-type="float" office:value="476.778">
                <text:p>476.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80.173">
                <text:p>480.173</text:p>
              </table:table-cell>
              <table:table-cell office:value-type="float" office:value="496.138">
                <text:p>496.138</text:p>
              </table:table-cell>
              <table:table-cell office:value-type="float" office:value="524.263">
                <text:p>524.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480.173">
                <text:p>480.173</text:p>
              </table:table-cell>
              <table:table-cell office:value-type="float" office:value="529.649">
                <text:p>529.649</text:p>
              </table:table-cell>
              <table:table-cell office:value-type="float" office:value="505.107">
                <text:p>505.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480.173">
                <text:p>480.173</text:p>
              </table:table-cell>
              <table:table-cell office:value-type="float" office:value="487.967">
                <text:p>487.967</text:p>
              </table:table-cell>
              <table:table-cell office:value-type="float" office:value="508.705">
                <text:p>508.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